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1" svg:font-family="Lato"/>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2" svg:font-family="Lato"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margin-top="0.25in" fo:margin-bottom="0.361in" loext:contextual-spacing="true" fo:line-height="100%" fo:text-indent="-0.25in" style:auto-text-indent="false" fo:padding="0in" fo:border="none"/>
    </style:style>
    <style:style style:name="P2" style:family="paragraph" style:parent-style-name="Standard" style:list-style-name="WWNum1" style:master-page-name="Standard">
      <style:paragraph-properties fo:margin-left="0.5in" fo:margin-right="0in" fo:margin-top="0.25in" fo:margin-bottom="0.361in" loext:contextual-spacing="true" fo:line-height="100%" fo:text-indent="-0.25in" style:auto-text-indent="false" style:page-number="1" fo:padding="0in" fo:border="none"/>
    </style:style>
    <style:style style:name="P3" style:family="paragraph" style:parent-style-name="Standard" style:list-style-name="WWNum1">
      <style:paragraph-properties fo:margin-left="1in" fo:margin-right="0in" fo:margin-top="0.25in" fo:margin-bottom="0.361in" loext:contextual-spacing="true" fo:line-height="100%" fo:text-indent="-0.25in" style:auto-text-indent="false" fo:padding="0in" fo:border="none"/>
    </style:style>
    <style:style style:name="P4" style:family="paragraph" style:parent-style-name="Standard">
      <style:paragraph-properties fo:margin-top="0in" fo:margin-bottom="0in" loext:contextual-spacing="false"/>
    </style:style>
    <style:style style:name="P5" style:family="paragraph" style:parent-style-name="Standard">
      <style:paragraph-properties fo:margin-left="0.5in" fo:margin-right="0in" fo:margin-top="0.25in" fo:margin-bottom="0.361in" loext:contextual-spacing="false" fo:line-height="100%" fo:text-align="center" style:justify-single-word="false" fo:text-indent="0in" style:auto-text-indent="false" fo:padding="0in" fo:border="none"/>
    </style:style>
    <style:style style:name="T1" style:family="text">
      <style:text-properties fo:color="#565a5c" style:font-name="Lato" fo:font-size="14.5pt" style:font-name-asian="Lato2" style:font-size-asian="14.5pt" style:font-name-complex="Lato2" style:font-size-complex="14.5pt" fo:background-color="#ffffff"/>
    </style:style>
    <style:style style:name="T2" style:family="text">
      <style:text-properties fo:color="#565a5c" style:font-name="Lato" fo:font-size="14.5pt" style:text-underline-style="none" style:font-name-asian="Lato2" style:font-size-asian="14.5pt" style:font-name-complex="Lato2" style:font-size-complex="14.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04258105" text:style-name="WWNum1">
        <text:list-item>
          <text:p text:style-name="P2"><text:span text:style-name="T1">What did you learn this week from the course materials that you did not know before?</text:span></text:p>
          <text:list>
            <text:list-item>
              <text:p text:style-name="P3"><text:span text:style-name="T1">Where to begin. <text:s/>I now understand loops. I’ve learned more of the syntax and nuances of how to nest conditional statements if I have to. I’m much more confident in building out the necessary components of javascript and html code that interacts with the front end. I’ve become aware of the google tools to inspect and diagnose my programming problems.</text:span></text:p>
            </text:list-item>
          </text:list>
        </text:list-item>
        <text:list-item>
          <text:p text:style-name="P1"><text:span text:style-name="T1">What was helpful from your peers' comments?</text:span></text:p>
          <text:list>
            <text:list-item>
              <text:p text:style-name="P3"><text:span text:style-name="T1">Understanding that we all struggle with similar problems is a big confidence builder. I’m so tired of the fake stories where people boast they learned to program in 6 minutes. Not me, I’ve been taking my time and I’ve been learning everything about anything but I’m sticking with Javascript as the backbone of my studies and as my main skillset. So seeing everyone working on the same code and solving it in mostly similar ways is fascinating. <text:s/>I only wish I could review code that worked. Some people’s code doesn’t work and it becomes misleading.</text:span></text:p>
            </text:list-item>
          </text:list>
        </text:list-item>
        <text:list-item>
          <text:p text:style-name="P1"><text:span text:style-name="T1">What did you learn from this week's interaction with others? Can you provide specific examples?</text:span></text:p>
          <text:list>
            <text:list-item>
              <text:p text:style-name="P3"><text:span text:style-name="T1">Specifically, I needed a lot of help on the building up the powers of 2. <text:s/>It was great to have my friends offer examples to help me get the code to display. Some of their code was so streamlined it was abstract and while it worked as a logical piece of code it made me go cross-eyed to figure out how it worked.</text:span></text:p>
            </text:list-item>
          </text:list>
        </text:list-item>
        <text:list-item>
          <text:p text:style-name="P1"><text:span text:style-name="T1">Is there anything that I'm struggling with and need help with?</text:span></text:p>
          <text:list>
            <text:list-item>
              <text:p text:style-name="P3"><text:span text:style-name="T1">There are 2 places where I struggle the most. #1 I need to become familiar with the Google inspection tools. I’ve only used it to see what is under the hood, not interact with pieces of the program. I’ll do a YouTube search on this topic and see if there aren’t amazing guided tours and examples on how to use these tools to diagnose my own code. <text:s/>The second thing I need to work on is writing code that works. <text:s/>There are many aspects of what order I declare my variables above or inside my functions.</text:span></text:p>
            </text:list-item>
          </text:list>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1" svg:font-family="Lato"/>
    <style:font-face style:name="Arial" svg:font-family="Arial"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ato2" svg:font-family="Lato"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fo:color="#565a5c" fo:font-size="14.5pt" style:text-underline-style="none" style:font-name-asian="Lato2" style:font-family-asian="Lato" style:font-family-generic-asian="system" style:font-pitch-asian="variable" style:font-size-asian="14.5pt" style:font-name-complex="Lato2" style:font-family-complex="Lato" style:font-family-generic-complex="system" style:font-pitch-complex="variable" style:font-size-complex="14.5pt" fo:background-color="#ffffff"/>
    </style:style>
    <style:style style:name="ListLabel_20_2" style:display-name="ListLabel 2" style:family="text">
      <style:text-properties style:font-name="Lato" fo:font-family="Lato" style:font-family-generic="roman" style:font-pitch="variable" fo:font-size="14.5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Lato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margin-top="0.25in" fo:margin-bottom="0.361in" loext:contextual-spacing="false" fo:line-height="100%" fo:text-align="center" style:justify-single-word="false" fo:text-indent="0in" style:auto-text-indent="false" fo:padding="0in" fo:border="none"/>
    </style:style>
    <style:style style:name="MT1" style:family="text">
      <style:text-properties fo:color="#565a5c" style:font-name="Lato" fo:font-size="14.5pt" style:font-name-asian="Lato2" style:font-size-asian="14.5pt" style:font-name-complex="Lato2" style:font-size-complex="14.5pt" fo:background-color="#ffffff"/>
    </style:style>
    <style:page-layout style:name="Mpm1">
      <style:page-layout-properties fo:page-width="8.5in" fo:page-height="11in" style:num-format="1" style:print-orientation="portrait" fo:margin-top="0in" fo:margin-bottom="0.3126in" fo:margin-left="0.3752in" fo:margin-right="0.5in" style:writing-mode="lr-tb" style:layout-grid-color="#c0c0c0" style:layout-grid-lines="2587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CIT 160 WK 9 GWH Peer Review Journal</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9" meta:word-count="379" meta:character-count="2039" meta:non-whitespace-character-count="1672"/>
    <meta:generator>LibreOfficeDev/6.0.5.2$Linux_X86_64 LibreOffice_project/</meta:generator>
  </office:meta>
</office:document-meta>
</file>